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875.482" office:value-type="float"/>
          <table:table-cell table:style-name="acquired_lot_note_fiat" office:value="709.8989898989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65.5830101010101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200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2/2022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534876" office:value-type="float"/>
          <table:table-cell table:style-name="acquired_lot_note_border_fiat" office:value="7.098989898989899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.435886101010101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99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2-01-14 03:23:38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173681" office:value-type="float"/>
          <table:table-cell table:style-name="acquired_lot_note_fiat" office:value="3.549494949494949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24186050505050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0.905768" office:value-type="float"/>
          <table:table-cell table:style-name="acquired_lot_note_fiat" office:value="10.64848484848484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7283151515151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25 02:58:40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8T15:11:59.429189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